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0F000005E89DE6FDB9.png"/>
  <manifest:file-entry manifest:media-type="image/png" manifest:full-path="Pictures/100000000000040F000005E8F01F2EB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ázky1" text:anchor-type="paragraph" svg:x="4.055cm" svg:y="-1.097cm" svg:width="4.399cm" svg:height="6.399cm" draw:z-index="1"><draw:image xlink:href="Pictures/100000000000040F000005E8F01F2EB8.png" xlink:type="simple" xlink:show="embed" xlink:actuate="onLoad"/></draw:frame><draw:frame draw:style-name="fr1" draw:name="obrázky2" text:anchor-type="paragraph" svg:x="8.451cm" svg:y="5.3cm" svg:width="4.399cm" svg:height="6.399cm" draw:z-index="2"><draw:image xlink:href="Pictures/100000000000040F000005E8F01F2EB8.png" xlink:type="simple" xlink:show="embed" xlink:actuate="onLoad"/></draw:frame><draw:frame draw:style-name="fr1" draw:name="obrázky3" text:anchor-type="paragraph" svg:x="12.85cm" svg:y="-1.097cm" svg:width="4.399cm" svg:height="6.399cm" draw:z-index="3"><draw:image xlink:href="Pictures/100000000000040F000005E8F01F2EB8.png" xlink:type="simple" xlink:show="embed" xlink:actuate="onLoad"/></draw:frame><draw:frame draw:style-name="fr1" draw:name="obrázky4" text:anchor-type="paragraph" svg:x="12.85cm" svg:y="11.698cm" svg:width="4.399cm" svg:height="6.399cm" draw:z-index="4"><draw:image xlink:href="Pictures/100000000000040F000005E8F01F2EB8.png" xlink:type="simple" xlink:show="embed" xlink:actuate="onLoad"/></draw:frame><draw:frame draw:style-name="fr1" draw:name="obrázky5" text:anchor-type="paragraph" svg:x="17.247cm" svg:y="11.698cm" svg:width="4.399cm" svg:height="6.399cm" draw:z-index="5"><draw:image xlink:href="Pictures/100000000000040F000005E8F01F2EB8.png" xlink:type="simple" xlink:show="embed" xlink:actuate="onLoad"/></draw:frame><draw:frame draw:style-name="fr1" draw:name="obrázky6" text:anchor-type="paragraph" svg:x="17.247cm" svg:y="5.3cm" svg:width="4.399cm" svg:height="6.399cm" draw:z-index="6"><draw:image xlink:href="Pictures/100000000000040F000005E8F01F2EB8.png" xlink:type="simple" xlink:show="embed" xlink:actuate="onLoad"/></draw:frame><draw:frame draw:style-name="fr1" draw:name="obrázky7" text:anchor-type="paragraph" svg:x="17.247cm" svg:y="-1.097cm" svg:width="4.399cm" svg:height="6.399cm" draw:z-index="7"><draw:image xlink:href="Pictures/100000000000040F000005E8F01F2EB8.png" xlink:type="simple" xlink:show="embed" xlink:actuate="onLoad"/></draw:frame><draw:frame draw:style-name="fr1" draw:name="obrázky8" text:anchor-type="paragraph" svg:x="21.645cm" svg:y="-1.097cm" svg:width="4.399cm" svg:height="6.399cm" draw:z-index="8"><draw:image xlink:href="Pictures/100000000000040F000005E8F01F2EB8.png" xlink:type="simple" xlink:show="embed" xlink:actuate="onLoad"/></draw:frame><draw:frame draw:style-name="fr1" draw:name="obrázky9" text:anchor-type="paragraph" svg:x="21.645cm" svg:y="5.3cm" svg:width="4.399cm" svg:height="6.399cm" draw:z-index="9"><draw:image xlink:href="Pictures/100000000000040F000005E8F01F2EB8.png" xlink:type="simple" xlink:show="embed" xlink:actuate="onLoad"/></draw:frame><draw:frame draw:style-name="fr1" draw:name="obrázky10" text:anchor-type="paragraph" svg:x="21.645cm" svg:y="11.698cm" svg:width="4.399cm" svg:height="6.399cm" draw:z-index="10"><draw:image xlink:href="Pictures/100000000000040F000005E8F01F2EB8.png" xlink:type="simple" xlink:show="embed" xlink:actuate="onLoad"/></draw:frame><draw:frame draw:style-name="fr1" draw:name="obrázky11" text:anchor-type="paragraph" svg:x="8.453cm" svg:y="11.698cm" svg:width="4.399cm" svg:height="6.399cm" draw:z-index="11"><draw:image xlink:href="Pictures/100000000000040F000005E8F01F2EB8.png" xlink:type="simple" xlink:show="embed" xlink:actuate="onLoad"/></draw:frame><draw:frame draw:style-name="fr1" draw:name="obrázky12" text:anchor-type="paragraph" svg:x="8.453cm" svg:y="-1.097cm" svg:width="4.399cm" svg:height="6.399cm" draw:z-index="12"><draw:image xlink:href="Pictures/100000000000040F000005E8F01F2EB8.png" xlink:type="simple" xlink:show="embed" xlink:actuate="onLoad"/></draw:frame><draw:frame draw:style-name="fr1" draw:name="obrázky13" text:anchor-type="paragraph" svg:x="4.055cm" svg:y="5.3cm" svg:width="4.399cm" svg:height="6.399cm" draw:z-index="13"><draw:image xlink:href="Pictures/100000000000040F000005E8F01F2EB8.png" xlink:type="simple" xlink:show="embed" xlink:actuate="onLoad"/></draw:frame><draw:frame draw:style-name="fr1" draw:name="obrázky14" text:anchor-type="paragraph" svg:x="4.055cm" svg:y="11.698cm" svg:width="4.399cm" svg:height="6.399cm" draw:z-index="14"><draw:image xlink:href="Pictures/100000000000040F000005E8F01F2EB8.png" xlink:type="simple" xlink:show="embed" xlink:actuate="onLoad"/></draw:frame><draw:frame draw:style-name="fr1" draw:name="obrázky15" text:anchor-type="paragraph" svg:x="-0.342cm" svg:y="-1.097cm" svg:width="4.399cm" svg:height="6.399cm" draw:z-index="15"><draw:image xlink:href="Pictures/100000000000040F000005E8F01F2EB8.png" xlink:type="simple" xlink:show="embed" xlink:actuate="onLoad"/></draw:frame><draw:frame draw:style-name="fr1" draw:name="obrázky16" text:anchor-type="paragraph" svg:x="-0.342cm" svg:y="5.3cm" svg:width="4.399cm" svg:height="6.399cm" draw:z-index="16"><draw:image xlink:href="Pictures/100000000000040F000005E8F01F2EB8.png" xlink:type="simple" xlink:show="embed" xlink:actuate="onLoad"/></draw:frame><draw:frame draw:style-name="fr1" draw:name="obrázky17" text:anchor-type="paragraph" svg:x="-0.342cm" svg:y="11.698cm" svg:width="4.399cm" svg:height="6.399cm" draw:z-index="17"><draw:image xlink:href="Pictures/100000000000040F000005E8F01F2EB8.png" xlink:type="simple" xlink:show="embed" xlink:actuate="onLoad"/></draw:frame><draw:frame draw:style-name="fr1" draw:name="obrázky19" text:anchor-type="paragraph" svg:x="-1.323cm" svg:y="-1.838cm" svg:width="28.379cm" svg:height="20.533cm" draw:z-index="0"><draw:image xlink:href="Pictures/100000000000040F000005E89DE6FDB9.png" xlink:type="simple" xlink:show="embed" xlink:actuate="onLoad"/></draw:frame><draw:frame draw:style-name="fr2" draw:name="obrázky18" text:anchor-type="paragraph" svg:x="14.85cm" svg:width="4.399cm" svg:height="6.399cm" draw:z-index="18"><draw:image xlink:href="Pictures/100000000000040F000005E8F01F2EB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rry </meta:initial-creator>
    <meta:creation-date>2022-12-15T17:09:59.71</meta:creation-date>
    <dc:date>2024-07-14T17:10:51.28</dc:date>
    <dc:creator>Jerry K</dc:creator>
    <meta:editing-duration>PT21M7S</meta:editing-duration>
    <meta:editing-cycles>2</meta:editing-cycles>
    <meta:generator>OpenOffice/4.1.15$Win32 OpenOffice.org_project/4115m2$Build-9813</meta:generator>
    <meta:printed-by>Jerry </meta:printed-by>
    <meta:print-date>2022-12-16T12:51:37.88</meta:print-date>
    <meta:document-statistic meta:table-count="0" meta:image-count="19" meta:object-count="0" meta:page-count="1" meta:paragraph-count="0" meta:word-count="0" meta:character-count="0"/>
  </office:meta>
</office:document-meta>
</file>